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50.00%" fo:text-align="justify" fo:margin-bottom="8.00pt"/>
    </style:style>
    <style:style style:name="P5" style:family="paragraph">
      <style:paragraph-properties fo:line-height="150.00%" fo:text-align="left" fo:margin-bottom="8.00pt"/>
    </style:style>
    <style:style style:name="P6" style:family="paragraph">
      <style:paragraph-properties fo:line-height="150.00%" fo:text-align="justify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5.00%" fo:text-align="left" fo:margin-bottom="8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text:span text:style-name="T2"/></text:p>
      <text:p text:style-name="P2"><text:span text:style-name="T2">Computer networks</text:span></text:p>
      <text:p text:style-name="P3"><text:span text:style-name="T3">Experiment(9):-</text:span><text:span text:style-name="T4"/></text:p>
      <text:p text:style-name="P4"><text:span text:style-name="T5">Aim:-</text:span><text:span text:style-name="T6"/></text:p>
      <text:p text:style-name="P5"><text:span text:style-name="T6">Dynamic Routing using Packet Tracer ( OSPF)</text:span></text:p>
      <text:p text:style-name="P6"><text:span text:style-name="T7">Software required:-</text:span><text:span text:style-name="T8"/></text:p>
      <text:p text:style-name="P6"><text:span text:style-name="T9">2 switch , 2 pc and 3 router</text:span><text:span text:style-name="T10"/></text:p>
      <text:p text:style-name="P6"><text:span text:style-name="T11">Algorithm:-</text:span><text:span text:style-name="T12"/></text:p>
      <text:p text:style-name="P7"><text:span text:style-name="T13">step1:-first take 1 server</text:span></text:p>
      <text:p text:style-name="P7"><text:span text:style-name="T13">step2:-link that server to 2 switch , 2 pc and 3 router</text:span></text:p>
      <text:p text:style-name="P7"><text:span text:style-name="T13">step3:-connect that hubs and switches with router<text:s text:c="2"/>and pc with connection </text:span></text:p>
      <text:p text:style-name="P7"><text:span text:style-name="T13">step4:-after connection static routing to another dynamic routing</text:span></text:p>
      <text:p text:style-name="P7"><text:span text:style-name="T13">step5:-if message send correctly you got successfullother wise recheck the connections</text:span></text:p>
      <text:p text:style-name="P7"><text:span text:style-name="T13">Step6:- then the Dynamic Routing using Packet Tracer Distance dynamic Routing.</text:span></text:p>
      <text:p text:style-name="P7"><text:span text:style-name="T13"><text:s/>is successfully simulated.</text:span></text:p>
      <text:p text:style-name="P8"><draw:frame text:anchor-type="as-char" svg:width="146.47mm" svg:height="69.22mm" style:rel-width="scale" style:rel-height="scale"><draw:object-ole xlink:href="OleObj1"/><draw:image xlink:href="ObjectReplacements/OleObj1"/></draw:frame><text:span text:style-name="T13"/></text:p>
      <text:p text:style-name="P8"><draw:frame text:anchor-type="as-char" svg:width="146.47mm" svg:height="82.34mm" style:rel-width="scale" style:rel-height="scale"><draw:object-ole xlink:href="OleObj2"/><draw:image xlink:href="ObjectReplacements/OleObj2"/></draw:frame><text:span text:style-name="T13"/></text:p>
      <text:p text:style-name="P8"><text:span text:style-name="T13"/></text:p>
      <text:p text:style-name="P9"><text:span text:style-name="T13"/></text:p>
      <text:p text:style-name="P9"><text:span text:style-name="T13"/></text:p>
      <text:p text:style-name="P10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